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DejaVu Sans Light" svg:font-family="'DejaVu Sans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Raleway1" svg:font-family="Raleway" style:font-family-generic="roman" style:font-pitch="variable"/>
    <style:font-face style:name="Times New Roman" svg:font-family="'Times New Roman'" style:font-family-generic="roman" style:font-pitch="variable"/>
    <style:font-face style:name="DejaVu Sans Light1" svg:font-family="'DejaVu Sans Light'" style:font-family-generic="swiss" style:font-pitch="variable"/>
    <style:font-face style:name="FreeSans2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ffffff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c0c0c0" draw:marker-start="Arrow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solid" draw:stroke-dash="Ultrafine_20_Dashed" svg:stroke-width="0.102cm" svg:stroke-color="#c0c0c0" draw:marker-start="Arrow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051cm" svg:stroke-color="#c0c0c0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Fine_20_Dashed" svg:stroke-color="#c0c0c0" draw:marker-end="Arrow" draw:marker-end-width="0.3cm" draw:fill="none" draw:textarea-vertical-align="middle"/>
    </style:style>
    <style:style style:name="gr11" style:family="graphic" style:parent-style-name="standard">
      <style:graphic-properties svg:stroke-width="0.051cm" svg:stroke-color="#333333" draw:marker-start-width="0.276cm" draw:marker-end-width="0.276cm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02cm" svg:stroke-color="#c0c0c0" draw:marker-start="Arrowheads_20_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7cm"/>
    </style:style>
    <style:style style:name="pr1" style:family="presentation" style:parent-style-name="Hexagons-title">
      <style:graphic-properties draw:auto-grow-height="true" fo:min-height="3.506cm"/>
    </style:style>
    <style:style style:name="pr2" style:family="presentation" style:parent-style-name="Hexagons-subtitle">
      <style:graphic-properties draw:fill-color="#ffffff" draw:auto-grow-height="true" fo:min-height="12.18cm"/>
    </style:style>
    <style:style style:name="pr3" style:family="presentation" style:parent-style-name="Hexagons-notes">
      <style:graphic-properties draw:fill-color="#ffffff" draw:auto-grow-height="true" fo:min-height="12.572cm"/>
    </style:style>
    <style:style style:name="pr4" style:family="presentation" style:parent-style-name="Hexagons-title">
      <style:graphic-properties fo:min-height="3.506cm"/>
    </style:style>
    <style:style style:name="pr5" style:family="presentation" style:parent-style-name="Hexagons-outline1">
      <style:graphic-properties fo:min-height="11.93cm"/>
    </style:style>
    <style:style style:name="pr6" style:family="presentation" style:parent-style-name="Hexagons-notes">
      <style:graphic-properties draw:fill-color="#ffffff" fo:min-height="12.572cm"/>
    </style:style>
    <style:style style:name="P1" style:family="paragraph">
      <style:text-properties fo:color="#ffffff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font-size="40pt" style:font-size-asian="36pt" style:font-size-complex="36pt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ffff" fo:font-size="3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3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3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3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3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3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3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3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3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3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xagons" presentation:presentation-page-layout-name="AL1T0">
        <draw:frame presentation:style-name="pr1" draw:layer="layout" svg:width="25.199cm" svg:height="3.659cm" svg:x="1.4cm" svg:y="0.76cm" presentation:class="title" presentation:user-transformed="true">
          <draw:text-box>
            <text:p>Far Horizons<text:line-break/>IMSA Intern Program 2014</text:p>
          </draw:text-box>
        </draw:frame>
        <draw:frame presentation:style-name="pr2" draw:text-style-name="P1" draw:layer="layout" svg:width="24.639cm" svg:height="12.18cm" svg:x="1.4cm" svg:y="4.913cm" presentation:class="subtitle" presentation:user-transformed="true">
          <draw:text-box>
            <text:p><text:span text:style-name="T1">Project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xagons" presentation:presentation-page-layout-name="AL2T1">
        <draw:frame presentation:style-name="pr4" draw:layer="layout" svg:width="25.199cm" svg:height="3.506cm" svg:x="1.4cm" svg:y="0.835cm" presentation:class="title" presentation:user-transformed="true">
          <draw:text-box>
            <text:p><text:span text:style-name="T2">Mission Communication System</text:span>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2-Way Communications</text:p>
                <text:list>
                  <text:list-item>
                    <text:p>Uplink (from ground to platform) mainly for Command &amp; Control (C&amp;C)</text:p>
                  </text:list-item>
                  <text:list-item>
                    <text:p>Downlink (platform to ground) mainly for Telemetry</text:p>
                  </text:list-item>
                  <text:list-item>
                    <text:p>Up/Down also for SMS among vehicles &amp; Adler</text:p>
                  </text:list-item>
                </text:list>
              </text:list-item>
              <text:list-item>
                <text:p>Intra-Platform Communications</text:p>
                <text:list>
                  <text:list-item>
                    <text:p>Payloads Telemetry and C&amp;C to 2-Way via Hub.</text:p>
                  </text:list-item>
                  <text:list-item>
                    <text:p>Wired serial links from payloads to payload box Wireless controller.</text:p>
                  </text:list-item>
                  <text:list-item>
                    <text:p>Wireless links between Hub payload box and other payload boxes</text:p>
                  </text:list-item>
                </text:list>
              </text:list-item>
              <text:list-item>
                <text:p>Platform Hub</text:p>
                <text:list>
                  <text:list-item>
                    <text:p>Collects and distributes data from/to all payload boxes.</text:p>
                  </text:list-item>
                  <text:list-item>
                    <text:p>Wired serial link to 2-Way communications.</text:p>
                  </text:list-item>
                </text:list>
              </text:list-item>
              <text:list-item>
                <text:p>Chase Vehicle Hub</text:p>
                <text:list>
                  <text:list-item>
                    <text:p>Collects <text:s/>data and sends C&amp;C from/to payload via 2-Way link.</text:p>
                  </text:list-item>
                  <text:list-item>
                    <text:p>Displays data and accepts control commands via built-in web site.</text:p>
                  </text:list-item>
                  <text:list-item>
                    <text:p>Users in vehicles &amp; at Adler connect to Hub web site via WiFi rout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exagons" presentation:presentation-page-layout-name="AL3T19">
        <draw:custom-shape draw:style-name="gr2" draw:text-style-name="P3" draw:layer="layout" svg:width="3.048cm" svg:height="3.048cm" svg:x="19.388cm" svg:y="4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0.912cm" svg:y1="11.392cm" svg:x2="20.912cm" svg:y2="7.582cm">
          <text:p/>
        </draw:line>
        <draw:custom-shape draw:style-name="gr4" draw:text-style-name="P3" draw:layer="layout" svg:width="1.37cm" svg:height="0.87cm" svg:x="20.204cm" svg:y="8.944cm">
          <text:p text:style-name="P3">Hub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94cm" svg:height="0.762cm" svg:x="10.952cm" svg:y="15.6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032cm" svg:height="0.762cm" svg:x="10.952cm" svg:y="14.894cm">
          <text:p text:style-name="P3">Hub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508cm" svg:x="10.952cm" svg:y="1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508cm" svg:x="12.652cm" svg:y="1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794cm" svg:height="0.762cm" svg:x="4.348cm" svg:y="13.5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0.762cm" svg:x="4.348cm" svg:y="1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508cm" svg:x="4.348cm" svg:y="14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508cm" svg:x="6.048cm" svg:y="14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3.238cm" svg:y1="14.64cm" svg:x2="19.842cm" svg:y2="9.814cm">
          <text:p/>
        </draw:line>
        <draw:custom-shape draw:style-name="gr6" draw:text-style-name="P3" draw:layer="layout" svg:width="0.762cm" svg:height="0.508cm" svg:x="20.504cm" svg:y="10.3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62cm" svg:height="0.508cm" svg:x="20.55cm" svg:y="11.39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62cm" svg:height="0.508cm" svg:x="20.504cm" svg:y="7.97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8.016cm" svg:height="1.673cm" svg:x="10.638cm" svg:y="8.857cm">
          <draw:text-box>
            <text:p text:style-name="P3"><text:span text:style-name="T3">Two-Way Communications</text:span></text:p>
            <text:p text:style-name="P3"><text:span text:style-name="T3">Radio Links</text:span></text:p>
          </draw:text-box>
        </draw:frame>
        <draw:line draw:style-name="gr8" draw:text-style-name="P3" draw:layer="layout" svg:x1="7.142cm" svg:y1="13.37cm" svg:x2="19.574cm" svg:y2="9.56cm">
          <text:p/>
        </draw:line>
        <draw:frame draw:style-name="gr7" draw:text-style-name="P4" draw:layer="layout" svg:width="4.693cm" svg:height="1.673cm" svg:x="13.849cm" svg:y="14.837cm">
          <draw:text-box>
            <text:p text:style-name="P3"><text:span text:style-name="T3">Primary Chase</text:span></text:p>
            <text:p text:style-name="P3"><text:span text:style-name="T3">Vehicle</text:span></text:p>
          </draw:text-box>
        </draw:frame>
        <draw:frame draw:style-name="gr7" draw:text-style-name="P4" draw:layer="layout" svg:width="4.9cm" svg:height="1.673cm" svg:x="3.332cm" svg:y="15.253cm">
          <draw:text-box>
            <text:p text:style-name="P3"><text:span text:style-name="T3">Auxiliary Chase</text:span></text:p>
            <text:p text:style-name="P3"><text:span text:style-name="T3">Vehicle</text:span></text:p>
          </draw:text-box>
        </draw:frame>
        <draw:polyline draw:style-name="gr9" draw:text-style-name="P3" draw:layer="layout" svg:width="1.23cm" svg:height="0.652cm" draw:transform="skewX (0.860098255382805) rotate (1.21527275816365) translate (21.3515421483479cm 10.5370199238829cm)" svg:viewBox="0 0 1231 653" draw:points="0,27 1231,653 771,0">
          <text:p/>
        </draw:polyline>
        <draw:polyline draw:style-name="gr9" draw:text-style-name="P3" draw:layer="layout" svg:width="1.975cm" svg:height="1.615cm" draw:transform="rotate (0.785398163397448) translate (20.35cm 10.576cm)" svg:viewBox="0 0 1976 1616" draw:points="0,1437 1976,1616 1796,0">
          <text:p/>
        </draw:polyline>
        <draw:polyline draw:style-name="gr9" draw:text-style-name="P3" draw:layer="layout" svg:width="0.717cm" svg:height="0.717cm" draw:transform="rotate (-0.785398163397448) translate (21.62cm 8.036cm)" svg:viewBox="0 0 718 718" draw:points="0,359 718,0 718,718">
          <text:p/>
        </draw:polyline>
        <draw:frame draw:style-name="gr7" draw:text-style-name="P4" draw:layer="layout" svg:width="4.202cm" svg:height="1.673cm" svg:x="13.954cm" svg:y="5.955cm">
          <draw:text-box>
            <text:p text:style-name="P3"><text:span text:style-name="T3">Experiments,</text:span></text:p>
            <text:p text:style-name="P3"><text:span text:style-name="T3">Sensors</text:span></text:p>
          </draw:text-box>
        </draw:frame>
        <draw:line draw:style-name="gr10" draw:text-style-name="P3" draw:layer="layout" svg:x1="17.556cm" svg:y1="7.02cm" svg:x2="20.35cm" svg:y2="8.036cm">
          <text:p/>
        </draw:line>
        <draw:line draw:style-name="gr10" draw:text-style-name="P3" draw:layer="layout" svg:x1="17.556cm" svg:y1="7.02cm" svg:x2="20.35cm" svg:y2="10.322cm">
          <text:p/>
        </draw:line>
        <draw:line draw:style-name="gr10" draw:text-style-name="P3" draw:layer="layout" svg:x1="17.556cm" svg:y1="7.02cm" svg:x2="20.55cm" svg:y2="11.392cm">
          <text:p/>
        </draw:line>
        <draw:custom-shape draw:style-name="gr6" draw:text-style-name="P3" draw:layer="layout" svg:width="1.778cm" svg:height="1.778cm" svg:x="4.548cm" svg:y="6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1" draw:text-style-name="P3" draw:layer="layout" svg:width="4.825cm" svg:height="1.015cm" svg:x="3.078cm" svg:y="7.02cm" svg:viewBox="0 0 4826 1016" draw:points="0,1016 508,254 1778,0 3048,0 4318,254 4826,1016 4826,1016 4826,1016">
          <text:p/>
        </draw:polygon>
        <draw:line draw:style-name="gr12" draw:text-style-name="P3" draw:layer="layout" svg:x1="20.096cm" svg:y1="9.306cm" svg:x2="6.858cm" svg:y2="6.604cm">
          <text:p/>
        </draw:line>
        <draw:frame draw:style-name="gr7" draw:text-style-name="P4" draw:layer="layout" svg:width="5.535cm" svg:height="2.384cm" svg:x="2.57cm" svg:y="8.29cm">
          <draw:text-box>
            <text:p text:style-name="P3"><text:span text:style-name="T3">Adler Planetarium</text:span></text:p>
            <text:p text:style-name="P3"><text:span text:style-name="T3">Mission Control</text:span></text:p>
            <text:p text:style-name="P3"><text:span text:style-name="T3">+ Exhibit</text:span></text:p>
          </draw:text-box>
        </draw:frame>
        <draw:frame presentation:style-name="pr4" draw:layer="layout" svg:width="25.199cm" svg:height="3.506cm" svg:x="1.401cm" svg:y="0.835cm" presentation:class="title" presentation:user-transformed="true">
          <draw:text-box>
            <text:p><text:span text:style-name="T2">Mission Communication System Concept</text:span></text:p>
          </draw:text-box>
        </draw:frame>
        <draw:custom-shape draw:style-name="gr2" draw:text-style-name="P3" draw:layer="layout" svg:width="2.794cm" svg:height="0.762cm" svg:x="22.032cm" svg:y="14.5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0.762cm" svg:x="22.032cm" svg:y="13.7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508cm" svg:x="22.032cm" svg:y="15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508cm" svg:x="23.732cm" svg:y="15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4.9cm" svg:height="1.673cm" svg:x="21.008cm" svg:y="16.107cm">
          <draw:text-box>
            <text:p text:style-name="P3"><text:span text:style-name="T3">Auxiliary Chase</text:span></text:p>
            <text:p text:style-name="P3"><text:span text:style-name="T3">Vehicle</text:span></text:p>
          </draw:text-box>
        </draw:frame>
        <draw:line draw:style-name="gr8" draw:text-style-name="P3" draw:layer="layout" svg:x1="21.366cm" svg:y1="10.068cm" svg:x2="22.876cm" svg:y2="13.624cm">
          <text:p/>
        </draw:line>
        <draw:line draw:style-name="gr10" draw:text-style-name="P3" draw:layer="layout" svg:x1="17.556cm" svg:y1="7.02cm" svg:x2="20.096cm" svg:y2="9.052cm">
          <text:p/>
        </draw:line>
        <draw:frame draw:style-name="gr13" draw:text-style-name="P4" draw:layer="layout" svg:width="4.198cm" svg:height="1.673cm" svg:x="22.268cm" svg:y="8.29cm">
          <draw:text-box>
            <text:p text:style-name="P3"><text:span text:style-name="T3">Inter-payload</text:span></text:p>
            <text:p text:style-name="P3"><text:span text:style-name="T3">WiFi Links</text:span></text:p>
          </draw:text-box>
        </draw:frame>
        <draw:custom-shape draw:style-name="gr4" draw:text-style-name="P3" draw:layer="layout" svg:width="2.032cm" svg:height="0.762cm" svg:x="4.348cm" svg:y="12.8cm">
          <text:p text:style-name="P3">Hub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032cm" svg:height="0.762cm" svg:x="22.032cm" svg:y="13.795cm">
          <text:p text:style-name="P3">Hub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aleway" svg:font-family="Raleway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DejaVu Sans Light" svg:font-family="'DejaVu Sans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Raleway1" svg:font-family="Raleway" style:font-family-generic="roman" style:font-pitch="variable"/>
    <style:font-face style:name="Times New Roman" svg:font-family="'Times New Roman'" style:font-family-generic="roman" style:font-pitch="variable"/>
    <style:font-face style:name="DejaVu Sans Light1" svg:font-family="'DejaVu Sans Light'" style:font-family-generic="swiss" style:font-pitch="variable"/>
    <style:font-face style:name="FreeSans2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3" draw:display-name="Arrowheads 3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exagons-background" style:family="presentation">
      <style:graphic-properties draw:stroke="none" draw:fill="none"/>
      <style:text-properties style:letter-kerning="true"/>
    </style:style>
    <style:style style:name="Hexagons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Hexagon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exagons-outline1" style:family="presentation">
      <style:graphic-properties draw:stroke="none" draw:fill="none" draw:auto-grow-height="false" draw:fit-to-size="shrink-to-fit">
        <text:list-style style:name="Hexagons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ffff" fo:font-size="3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3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3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3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3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3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3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3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3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30%"/>
          </text:list-level-style-bullet>
        </text:list-style>
      </style:graphic-properties>
      <style:paragraph-properties fo:margin-left="0cm" fo:margin-right="0cm" fo:margin-top="0cm" fo:margin-bottom="0.678cm" fo:text-indent="0cm"/>
      <style:text-properties fo:color="#ffffff" style:text-outline="false" style:text-line-through-style="none" style:text-line-through-type="none" style:font-name="DejaVu Sans Light1" fo:font-family="'DejaVu Sans Light'" style:font-family-generic="swiss" style:font-pitch="variable" fo:font-size="43.7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outline2" style:family="presentation" style:parent-style-name="Hexagons-outline1">
      <style:paragraph-properties fo:margin-left="0cm" fo:margin-right="0cm" fo:margin-top="0cm" fo:margin-bottom="0.545cm" fo:text-indent="0cm"/>
      <style:text-properties style:font-name="DejaVu Sans Light1" fo:font-family="'DejaVu Sans Light'" style:font-family-generic="swiss" style:font-pitch="variable" fo:font-size="38.2999992370605pt" style:font-size-asian="28pt" style:font-size-complex="28pt"/>
    </style:style>
    <style:style style:name="Hexagons-outline3" style:family="presentation" style:parent-style-name="Hexagons-outline2">
      <style:paragraph-properties fo:margin-left="0cm" fo:margin-right="0cm" fo:margin-top="0cm" fo:margin-bottom="0.406cm" fo:text-indent="0cm"/>
      <style:text-properties style:font-name="DejaVu Sans Light1" fo:font-family="'DejaVu Sans Light'" style:font-family-generic="swiss" style:font-pitch="variable" fo:font-size="32.9000015258789pt" style:font-size-asian="24pt" style:font-size-complex="24pt"/>
    </style:style>
    <style:style style:name="Hexagons-outline4" style:family="presentation" style:parent-style-name="Hexagons-outline3">
      <style:paragraph-properties fo:margin-left="0cm" fo:margin-right="0cm" fo:margin-top="0cm" fo:margin-bottom="0.269cm" fo:text-indent="0cm"/>
      <style:text-properties style:font-name="DejaVu Sans Light1" fo:font-family="'DejaVu Sans Light'" style:font-family-generic="swiss" style:font-pitch="variable" fo:font-size="27.5pt" style:font-size-asian="20pt" style:font-size-complex="20pt"/>
    </style:style>
    <style:style style:name="Hexagons-outline5" style:family="presentation" style:parent-style-name="Hexagons-outline4">
      <style:paragraph-properties fo:margin-left="0cm" fo:margin-right="0cm" fo:margin-top="0cm" fo:margin-bottom="0.134cm" fo:text-indent="0cm"/>
      <style:text-properties style:font-name="DejaVu Sans Light1" fo:font-family="'DejaVu Sans Light'" style:font-family-generic="swiss" style:font-pitch="variable" fo:font-size="27.5pt" style:font-size-asian="20pt" style:font-size-complex="20pt"/>
    </style:style>
    <style:style style:name="Hexagons-outline6" style:family="presentation" style:parent-style-name="Hexagons-outline5">
      <style:paragraph-properties fo:margin-left="0cm" fo:margin-right="0cm" fo:margin-top="0cm" fo:margin-bottom="0.134cm" fo:text-indent="0cm"/>
      <style:text-properties style:font-name="DejaVu Sans Light1" fo:font-family="'DejaVu Sans Light'" style:font-family-generic="swiss" style:font-pitch="variable" fo:font-size="27.5pt" style:font-size-asian="20pt" style:font-size-complex="20pt"/>
    </style:style>
    <style:style style:name="Hexagons-outline7" style:family="presentation" style:parent-style-name="Hexagons-outline6">
      <style:paragraph-properties fo:margin-left="0cm" fo:margin-right="0cm" fo:margin-top="0cm" fo:margin-bottom="0.134cm" fo:text-indent="0cm"/>
      <style:text-properties style:font-name="DejaVu Sans Light1" fo:font-family="'DejaVu Sans Light'" style:font-family-generic="swiss" style:font-pitch="variable" fo:font-size="27.5pt" style:font-size-asian="20pt" style:font-size-complex="20pt"/>
    </style:style>
    <style:style style:name="Hexagons-outline8" style:family="presentation" style:parent-style-name="Hexagons-outline7">
      <style:paragraph-properties fo:margin-left="0cm" fo:margin-right="0cm" fo:margin-top="0cm" fo:margin-bottom="0.134cm" fo:text-indent="0cm"/>
      <style:text-properties fo:font-size="27.5pt" style:font-size-asian="20pt" style:font-size-complex="20pt"/>
    </style:style>
    <style:style style:name="Hexagons-outline9" style:family="presentation" style:parent-style-name="Hexagons-outline8">
      <style:paragraph-properties fo:margin-left="0cm" fo:margin-right="0cm" fo:margin-top="0cm" fo:margin-bottom="0.134cm" fo:text-indent="0cm"/>
      <style:text-properties fo:font-size="27.5pt" style:font-size-asian="20pt" style:font-size-complex="20pt"/>
    </style:style>
    <style:style style:name="Hexagons-subtitle" style:family="presentation">
      <style:graphic-properties draw:stroke="none" draw:fill="none" draw:textarea-vertical-align="middle">
        <text:list-style style:name="Hexag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title" style:family="presentation">
      <style:graphic-properties draw:stroke="none" draw:fill="none" draw:textarea-vertical-align="middle">
        <text:list-style style:name="Hexag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Raleway" fo:font-family="Raleway" style:font-pitch="variable" fo:font-size="44.4000015258789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exagons-backgroundobjects">
      <style:graphic-properties draw:stroke="none" draw:fill="none" draw:fill-color="#ffffff" draw:auto-grow-height="false" fo:min-height="1.449cm"/>
    </style:style>
    <style:style style:name="Mpr5" style:family="presentation" style:parent-style-name="Hexagons-backgroundobjects">
      <style:graphic-properties draw:stroke="none" draw:fill="none" draw:fill-color="#ffffff" draw:auto-grow-height="false" fo:min-height="1.485cm"/>
    </style:style>
    <style:style style:name="Mpr6" style:family="presentation" style:parent-style-name="Hexago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Raleway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xagons" style:page-layout-name="PM1" draw:style-name="Mdp1">
      <draw:frame draw:style-name="Mgr3" draw:text-style-name="MP4" draw:layer="backgroundobjects" svg:width="28cm" svg:height="20.9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Hexagons-title" draw:layer="backgroundobjects" svg:width="25.199cm" svg:height="3.506cm" svg:x="1.4cm" svg:y="0.836cm" presentation:class="title" presentation:placeholder="true">
        <draw:text-box/>
      </draw:frame>
      <draw:frame presentation:style-name="Hexagons-outline1" draw:layer="backgroundobjects" svg:width="24.639cm" svg:height="12.18cm" svg:x="1.4cm" svg:y="4.913cm" presentation:class="outline" presentation:placeholder="true">
        <draw:text-box/>
      </draw:frame>
      <draw:frame presentation:style-name="Hexagons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4cm" svg:y="19.13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Hexagons-title" draw:layer="backgroundobjects" svg:width="15.265cm" svg:height="10.475cm" svg:x="3.161cm" svg:y="2.123cm" presentation:class="page"/>
        <draw:frame presentation:style-name="Hexagons-notes" draw:layer="backgroundobjects" svg:width="17.271cm" svg:height="12.572cm" svg:x="2.159cm" svg:y="13.271cm" presentation:class="notes" presentation:placeholder="true">
          <draw:text-box/>
        </draw:frame>
        <draw:frame presentation:style-name="Hexagon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ou Nigra</meta:initial-creator>
    <meta:creation-date>2013-06-18T03:54:29</meta:creation-date>
    <dc:date>2014-09-25T00:28:45.472708984</dc:date>
    <dc:creator>Lou Nigra</dc:creator>
    <meta:editing-duration>PT12H20M17S</meta:editing-duration>
    <meta:editing-cycles>6</meta:editing-cycles>
    <meta:generator>LibreOffice/4.2.6.3$Linux_X86_64 LibreOffice_project/420m0$Build-3</meta:generator>
    <meta:document-statistic meta:object-count="86"/>
  </office:meta>
</office:document-meta>
</file>